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 style:list-style-name="L3">
      <style:graphic-properties fo:min-height="13.75cm"/>
      <style:paragraph-properties style:writing-mode="lr-tb"/>
    </style:style>
    <style:style style:name="pr8" style:family="presentation" style:parent-style-name="Midnightblue-outline1" style:list-style-name="L3">
      <style:graphic-properties fo:min-height="13.75cm"/>
      <style:paragraph-properties style:writing-mode="lr-tb"/>
    </style:style>
    <style:style style:name="pr9" style:family="presentation" style:parent-style-name="Midnightblue-outline1" style:list-style-name="L3">
      <style:graphic-properties fo:min-height="13.75cm"/>
      <style:paragraph-properties style:writing-mode="lr-tb"/>
    </style:style>
    <style:style style:name="pr10" style:family="presentation" style:parent-style-name="Midnightblue-outline1" style:list-style-name="L3">
      <style:graphic-properties fo:min-height="13.75cm"/>
      <style:paragraph-properties style:writing-mode="lr-tb"/>
    </style:style>
    <style:style style:name="pr11" style:family="presentation" style:parent-style-name="Midnightblue-outline1" style:list-style-name="L3">
      <style:graphic-properties fo:min-height="13.75cm"/>
      <style:paragraph-properties style:writing-mode="lr-tb"/>
    </style:style>
    <style:style style:name="pr12" style:family="presentation" style:parent-style-name="Midnightblue-outline1" style:list-style-name="L3">
      <style:graphic-properties fo:min-height="13.75cm"/>
      <style:paragraph-properties style:writing-mode="lr-tb"/>
    </style:style>
    <style:style style:name="pr13" style:family="presentation" style:parent-style-name="Midnightblue-title">
      <style:graphic-properties fo:min-height="1.998cm"/>
      <style:paragraph-properties style:writing-mode="lr-tb"/>
    </style:style>
    <style:style style:name="pr14" style:family="presentation" style:parent-style-name="Midnightblue-outline1">
      <style:graphic-properties fo:min-height="4.126cm"/>
      <style:paragraph-properties style:writing-mode="lr-tb"/>
    </style:style>
    <style:style style:name="pr15" style:family="presentation" style:parent-style-name="Midnightblue-outline1">
      <style:graphic-properties fo:min-height="10.501cm"/>
      <style:paragraph-properties style:writing-mode="lr-tb"/>
    </style:style>
    <style:style style:name="pr1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.3cm" fo:text-indent="0cm" style:text-autospace="ideograph-alpha" style:punctuation-wrap="hanging"/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ccccc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color="#cccccc" loext:opacity="100%"/>
    </style:style>
    <style:style style:name="T4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number text:level="1" style:num-suffix="." style:num-format="1" text:start-value="3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." style:num-format="1" text:start-value="6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number text:level="1" style:num-suffix="." style:num-format="1" text:start-value="8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6">
      <text:list-level-style-number text:level="1" style:num-suffix="." style:num-format="1" text:start-value="9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7">
      <text:list-level-style-number text:level="1" style:num-suffix="." style:num-format="1" text:start-value="1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8">
      <text:list-level-style-number text:level="1" style:num-suffix="." style:num-format="1" text:start-value="1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9">
      <text:list-level-style-number text:level="1" style:num-suffix="." style:num-format="1" text:start-value="14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elected approache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The following slides contain brief descriptions of the approaches we will replicate, in order of when we will replicate them. Below each approach we note a number of reasons why the approach is a good candidate for reproduc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ich approaches will we reproduce? In order...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air_random by Malte Bonart – this is a simple random shuffle of the documents for each query. ✔</text:p>
                <text:list>
                  <text:list-item>
                    <text:p>Simple to understand</text:p>
                  </text:list-item>
                  <text:list-item>
                    <text:p>Open source code available</text:p>
                  </text:list-item>
                </text:list>
              </text:list-item>
              <text:list-item>
                <text:p>fair_lambdamart by Malte Bonart – a LambdaMart model trained on a number of document features that then re-ranks the documents for each query ✔</text:p>
                <text:list>
                  <text:list-item>
                    <text:p>Open source code available</text:p>
                  </text:list-item>
                  <text:list-item>
                    <text:p>Works ootb with Elasticsearch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ich approaches will we reproduce? In order...</text:p>
          </draw:text-box>
        </draw:frame>
        <draw:frame presentation:style-name="pr7" draw:text-style-name="P6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3"><text:span text:style-name="T1">Deltr-Gammas </text:span>by Ferraro et al. - uses the DELTR LtR model by Zehlike and Castillo</text:p>
                <text:list>
                  <text:list-item>
                    <text:p text:style-name="P3">Open-source implementation available</text:p>
                  </text:list-item>
                  <text:list-item>
                    <text:p text:style-name="P3">Elasticsearch plugin available</text:p>
                  </text:list-item>
                </text:list>
              </text:list-item>
              <text:list-item>
                <text:p text:style-name="P4"><text:span text:style-name="T1">LM-relevance </text:span>by Ferraro et al. - Based on fair_lambdamart with a relevance-based randomization factor</text:p>
                <text:list>
                  <text:list-item>
                    <text:p text:style-name="P5">Based on open source code</text:p>
                  </text:list-item>
                  <text:list-item>
                    <text:p text:style-name="P5">Can re-use elasticsearch index made for approaches on prev slide</text:p>
                  </text:list-item>
                </text:list>
              </text:list-item>
              <text:list-item>
                <text:p text:style-name="P4">LM-rel-groups by Ferraro et al. - Expands LM-relevance by assigning each author to a group – groups are determined with the Louvain algorithm</text:p>
                <text:list>
                  <text:list-item>
                    <text:p text:style-name="P3">Re-uses work</text:p>
                  </text:list-item>
                  <text:list-item>
                    <text:p text:style-name="P3">Author shared some of their code with me via e-m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ich approaches will we reproduce? In order...</text:p>
          </draw:text-box>
        </draw:frame>
        <draw:frame presentation:style-name="pr8" draw:text-style-name="P6" draw:layer="layout" svg:width="26cm" svg:height="10.5cm" svg:x="1cm" svg:y="4.125cm" presentation:class="outline" presentation:user-transformed="true">
          <draw:text-box>
            <text:list text:style-name="L4">
              <text:list-item>
                <text:p text:style-name="P4"><text:span text:style-name="T1">NLE_TEXT_</text:span>&lt;x&gt;_&lt;y&gt; by Kletti and Renders – Exposure corrected by controller across multiple queries</text:p>
                <text:list>
                  <text:list-item>
                    <text:p text:style-name="P5">Relevance estimations shared with me by authors</text:p>
                  </text:list-item>
                  <text:list-item>
                    <text:p text:style-name="P5">Main author responsive over e-mail, available for small questions</text:p>
                  </text:list-item>
                </text:list>
              </text:list-item>
              <text:list-item>
                <text:p text:style-name="P4"><text:span text:style-name="T2">NLE_META_&lt;x&gt;_&lt;y&gt; </text:span><text:span text:style-name="T3">by Kletti and Renders – Exposure corrected by controller across multiple queries, original relevance scores take into account metadata</text:span></text:p>
                <text:list>
                  <text:list-item>
                    <text:p text:style-name="P3"><text:span text:style-name="T3">Relevance estimations shared with me by authors</text:span></text:p>
                  </text:list-item>
                </text:list>
              </text:list-item>
              <text:list-item>
                <text:p text:style-name="P3">NLE_META_PKL by Kletti and Renders – Plackett-Luce sampler</text:p>
                <text:list>
                  <text:list-item>
                    <text:p text:style-name="P3">Open source implementation available, probably</text:p>
                  </text:list-item>
                  <text:list-item>
                    <text:p text:style-name="P3">Complements other approaches by Kletti and Ren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ich approaches will we reproduce? In order...</text:p>
          </draw:text-box>
        </draw:frame>
        <draw:frame presentation:style-name="pr9" draw:text-style-name="P6" draw:layer="layout" svg:width="26cm" svg:height="10.5cm" svg:x="1cm" svg:y="4.125cm" presentation:class="outline" presentation:user-transformed="true">
          <draw:text-box>
            <text:list text:style-name="L5">
              <text:list-item>
                <text:p text:style-name="P4">umd_relfair_ltr by Sayed and Oard – train a coordinate ascent model and use it for re-ranking</text:p>
              </text:list-item>
            </text:list>
            <text:list text:style-name="L4">
              <text:list-item>
                <text:list>
                  <text:list-item>
                    <text:p text:style-name="P5">Uses the same general approach as fair_lambdamart by Bonart, but with a different ltr model</text:p>
                  </text:list-item>
                </text:list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ich approaches will we reproduce? In order...</text:p>
          </draw:text-box>
        </draw:frame>
        <draw:frame presentation:style-name="pr10" draw:text-style-name="P6" draw:layer="layout" svg:width="26cm" svg:height="10.5cm" svg:x="1cm" svg:y="4.125cm" presentation:class="outline" presentation:user-transformed="true">
          <draw:text-box>
            <text:list text:style-name="L6">
              <text:list-item>
                <text:p text:style-name="P4">macewan_base by Almquist – generate re-rankings with BM25 scores of different fields and combine with SMART-ANN weighting scheme</text:p>
              </text:list-item>
            </text:list>
            <text:list text:style-name="L4">
              <text:list-item>
                <text:list>
                  <text:list-item>
                    <text:p text:style-name="P5">Can re-use elasticsearch index</text:p>
                  </text:list-item>
                  <text:list-item>
                    <text:p text:style-name="P5">Simple idea</text:p>
                  </text:list-item>
                </text:list>
              </text:list-item>
              <text:list-item>
                <text:p text:style-name="P4"><text:s/>QUARTZ-&lt;param_value&gt; by Melucci – use proportion of each author group to the total corpus to compute a value to add to the BM25 score</text:p>
                <text:list>
                  <text:list-item>
                    <text:p text:style-name="P3">Can re-use elasticsearch index</text:p>
                  </text:list-item>
                  <text:list-item>
                    <text:p text:style-name="P3">Simple-ish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Thin ice</text:p>
          </draw:text-box>
        </draw:frame>
        <draw:frame presentation:style-name="pr2" draw:text-style-name="P8" draw:layer="layout" svg:width="26cm" svg:height="4.125cm" svg:x="1cm" svg:y="10.875cm" presentation:class="subtitle" presentation:user-transformed="true">
          <draw:text-box>
            <text:p text:style-name="P7"><text:span text:style-name="T4">The following slides contain brief descriptions of approaches we will only reproduce if time permits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ich approaches will we reproduce? In order...</text:p>
          </draw:text-box>
        </draw:frame>
        <draw:frame presentation:style-name="pr11" draw:text-style-name="P6" draw:layer="layout" svg:width="26cm" svg:height="10.5cm" svg:x="1cm" svg:y="4.125cm" presentation:class="outline" presentation:user-transformed="true">
          <draw:text-box>
            <text:list text:style-name="L7">
              <text:list-item>
                <text:p text:style-name="P4"><text:s/>uognleMaxUtil by McDonald et al. - Linear combination of DPH and LM</text:p>
                <text:list>
                  <text:list-item>
                    <text:p text:style-name="P3">Requires Terrier index, not clear how to make it (memory issues)</text:p>
                  </text:list-item>
                </text:list>
              </text:list-item>
              <text:list-item>
                <text:p text:style-name="P4"><text:s/>uognleDivA&lt;grouping&gt; by McDonald et al. - Use xQuAD to diversify ranking wrt pre-defined groups</text:p>
                <text:list>
                  <text:list-item>
                    <text:p text:style-name="P3">Requires Terrier index, not clear how to make it</text:p>
                  </text:list-item>
                  <text:list-item>
                    <text:p text:style-name="P3">Don’t yet know how xQuAD works.</text:p>
                  </text:list-item>
                </text:list>
              </text:list-item>
              <text:list-item>
                <text:p text:style-name="P3"><text:s/>uognleSgbr&lt;focus-point&gt; by McDonald et al. - Pre-order relevant items, brute-force re-rank to optimize a score</text:p>
                <text:list>
                  <text:list-item>
                    <text:p text:style-name="P3">Requires Terrier index, not clear how to make it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">Hyperparam values not given</text:p>
                  </text:list-item>
                  <text:list-item>
                    <text:p text:style-name="P3">Not clear how to compute deserved exposure</text:p>
                  </text:list-item>
                  <text:list-item>
                    <text:p text:style-name="P3">Not clear how to calibrate relevance scor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ich approaches will we reproduce? In order...</text:p>
          </draw:text-box>
        </draw:frame>
        <draw:frame presentation:style-name="pr12" draw:text-style-name="P6" draw:layer="layout" svg:width="26cm" svg:height="10.5cm" svg:x="1cm" svg:y="4.125cm" presentation:class="outline" presentation:user-transformed="true">
          <draw:text-box>
            <text:list text:style-name="L9">
              <text:list-item>
                <text:p text:style-name="P4"><text:s/>UoTrB&lt;etc&gt; by McDonald and Ounis. - Uses a diversification strategy leveraging intra-community similarity and inter-community dissimilarity</text:p>
                <text:list>
                  <text:list-item>
                    <text:p text:style-name="P3">Requires Terrier index, not clear how to make it (memory issues)</text:p>
                  </text:list-item>
                  <text:list-item>
                    <text:p text:style-name="P3">Details such as hyperparameters and exact algorithms for e.g. community detection not given</text:p>
                  </text:list-item>
                </text:list>
              </text:list-item>
            </text:list>
            <text:list text:style-name="L7">
              <text:list-header>
                <text:p text:style-name="P4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Unselected approaches</text:p>
          </draw:text-box>
        </draw:frame>
        <draw:frame presentation:style-name="pr2" draw:text-style-name="P8" draw:layer="layout" svg:width="26cm" svg:height="4.125cm" svg:x="1cm" svg:y="10.875cm" presentation:class="subtitle" presentation:user-transformed="true">
          <draw:text-box>
            <text:p><text:span text:style-name="T4">The following slides contain brief descriptions of the approaches we will most likely NOT reproduce. Below each approach we note a number of reasons why the approach is NOT a good candidate for reprodu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3" draw:text-style-name="P1" draw:layer="layout" svg:width="26cm" svg:height="1.997cm" svg:x="1cm" svg:y="0.627cm" presentation:class="title" presentation:user-transformed="true">
          <draw:text-box>
            <text:p>Which approaches will we (likely) not reproduce?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10">
              <text:list-item>
                <text:p>UW_bm25, UW_Kr_&lt;param_values&gt; by Feng et al. - use gender and location information for authors to create groups, then use these groups to ensure that the ranking distribution is proportional to the group sizes</text:p>
                <text:list>
                  <text:list-item>
                    <text:p>Uses dynamoDB, a paid service</text:p>
                  </text:list-item>
                  <text:list-item>
                    <text:p>Group creation involves a lot of manual work</text:p>
                  </text:list-item>
                  <text:list-item>
                    <text:p>Did not perform well on metrics</text:p>
                  </text:list-item>
                </text:list>
              </text:list-item>
            </text:list>
            <text:list text:style-name="L6">
              <text:list-item>
                <text:p text:style-name="P4"><text:span text:style-name="T1">macewan-norm by Almquist - </text:span>generate re-rankings with normalized BM25 scores of different fields and combine with SMART-ANN weighting scheme</text:p>
              </text:list-item>
            </text:list>
            <text:list text:style-name="L10">
              <text:list-item>
                <text:list>
                  <text:list-item>
                    <text:p>Basically the same as macewan-base but performed wor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placeholder="true">
          <draw:text-box/>
        </draw:frame>
        <draw:frame presentation:style-name="pr15" draw:layer="layout" svg:width="26cm" svg:height="10.5cm" svg:x="1cm" svg:y="4.125cm" presentation:class="outline">
          <draw:text-box>
            <text:list text:style-name="L11">
              <text:list-item>
                <text:p text:style-name="P10">first by Wang et al.</text:p>
                <text:list>
                  <text:list-item>
                    <text:p>Description in paper insufficient for reproduction (e.g. not mentioned what kind of LtR system used)</text:p>
                  </text:list-item>
                  <text:list-item>
                    <text:p>Uses mongoDB</text:p>
                  </text:list-item>
                  <text:list-item>
                    <text:p>Authors did not get back to 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2T16:40:39.440000000</meta:creation-date>
    <meta:editing-duration>PT5H16M33S</meta:editing-duration>
    <meta:editing-cycles>26</meta:editing-cycles>
    <meta:generator>LibreOffice/7.2.2.2$Windows_X86_64 LibreOffice_project/02b2acce88a210515b4a5bb2e46cbfb63fe97d56</meta:generator>
    <dc:title>Midnightblue</dc:title>
    <dc:date>2022-01-10T13:25:50.929000000</dc:date>
    <meta:document-statistic meta:object-count="98"/>
  </office:meta>
</office:document-meta>
</file>